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ccffff" fo:min-height="7.434cm" fo:padding-top="0.075cm" fo:padding-bottom="0.075cm" fo:padding-left="0.2cm" fo:padding-right="0.2cm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ffffcc" fo:min-height="1.819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fill="solid" draw:fill-color="#e6e6ff" fo:min-height="2.132cm" fo:padding-top="0.075cm" fo:padding-bottom="0.075cm" fo:padding-left="0.2cm" fo:padding-right="0.2cm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solid" draw:fill-color="#e6e6ff" fo:min-height="2.474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cm" svg:stroke-color="#000000" draw:marker-start-width="0.2cm" draw:marker-end-width="0.2cm" draw:fill="solid" draw:fill-color="#ffcc99" fo:min-height="3.067cm" fo:padding-top="0.075cm" fo:padding-bottom="0.075cm" fo:padding-left="0.2cm" fo:padding-right="0.2cm"/>
    </style:style>
    <style:style style:name="gr6" style:family="graphic" style:parent-style-name="standard">
      <style:graphic-properties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cm" svg:stroke-color="#000000" draw:marker-start-width="0.2cm" draw:marker-end-width="0.2cm" draw:fill="solid" draw:fill-color="#ffffcc" fo:min-height="9.208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solid" draw:fill-color="#ccffff" fo:min-height="2.467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cm" svg:stroke-color="#000000" draw:marker-start-width="0.2cm" draw:marker-end-width="0.2cm" draw:fill="solid" draw:fill-color="#ccffff" fo:min-height="1.819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cm" svg:stroke-color="#000000" draw:marker-start-width="0.2cm" draw:marker-end-width="0.2cm" draw:fill="solid" draw:fill-color="#ccffff" fo:min-height="2.056cm" fo:padding-top="0.075cm" fo:padding-bottom="0.075cm" fo:padding-left="0.2cm" fo:padding-right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0000ff" fo:font-size="10.5pt" style:font-size-asian="10.5pt" style:font-size-complex="10.5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4.954cm" svg:height="7.584cm" svg:x="8.487cm" svg:y="2.286cm">
          <draw:text-box>
            <text:p text:style-name="P1"><text:span text:style-name="T1">Campo de Accción</text:span></text:p>
            <text:p><text:span text:style-name="T2"/></text:p>
            <text:p><text:span text:style-name="T2"/></text:p>
            <text:p><text:span text:style-name="T2"/></text:p>
          </draw:text-box>
          <draw:glue-point draw:id="4" svg:x="-4.989cm" svg:y="1.137cm"/>
        </draw:frame>
        <draw:frame draw:style-name="gr2" draw:text-style-name="P2" draw:layer="layout" svg:width="4.265cm" svg:height="2.458cm" svg:x="8.809cm" svg:y="3.044cm">
          <draw:text-box>
            <text:p text:style-name="P1"><text:span text:style-name="T2"/></text:p>
            <text:p text:style-name="P1"><text:span text:style-name="T1">Situaciones e</text:span></text:p>
            <text:p text:style-name="P1"><text:span text:style-name="T3">Acción</text:span></text:p>
            <text:p text:style-name="P1"><text:span text:style-name="T4">Contribuir</text:span></text:p>
            <text:p text:style-name="P1"><text:span text:style-name="T2"/></text:p>
          </draw:text-box>
        </draw:frame>
        <draw:frame draw:style-name="gr2" draw:text-style-name="P2" draw:layer="layout" svg:width="4.202cm" svg:height="2.332cm" svg:x="8.903cm" svg:y="6.306cm">
          <draw:text-box>
            <text:p text:style-name="P1"><text:span text:style-name="T2"/></text:p>
            <text:p text:style-name="P1"><text:span text:style-name="T3">Actores</text:span></text:p>
            <text:p text:style-name="P1"><text:span text:style-name="T4">Usuarios, programadores</text:span></text:p>
            <text:p text:style-name="P1"><text:span text:style-name="T4"/></text:p>
          </draw:text-box>
        </draw:frame>
        <draw:frame draw:style-name="gr3" draw:text-style-name="P2" draw:id="id2" draw:layer="layout" svg:width="3.091cm" svg:height="2.458cm" svg:x="14.927cm" svg:y="4.841cm">
          <draw:text-box>
            <text:p text:style-name="P1"><text:span text:style-name="T2"/></text:p>
            <text:p text:style-name="P1"><text:span text:style-name="T1">Patrones de Interacción</text:span></text:p>
            <text:p text:style-name="P1"><text:span text:style-name="T4"/></text:p>
            <text:p text:style-name="P1"><text:span text:style-name="T2"/></text:p>
          </draw:text-box>
        </draw:frame>
        <draw:frame draw:style-name="gr4" draw:text-style-name="P2" draw:id="id3" draw:layer="layout" svg:width="3.075cm" svg:height="2.624cm" svg:x="14.923cm" svg:y="10.739cm">
          <draw:text-box>
            <text:p text:style-name="P1"><text:span text:style-name="T2"/></text:p>
            <text:p text:style-name="P1"><text:span text:style-name="T1">Resultados</text:span></text:p>
            <text:p text:style-name="P1"><text:span text:style-name="T4">Creación y mantenimiento de software</text:span></text:p>
          </draw:text-box>
        </draw:frame>
        <draw:frame draw:style-name="gr5" draw:text-style-name="P2" draw:id="id4" draw:layer="layout" svg:width="3.075cm" svg:height="3.217cm" svg:x="19.516cm" svg:y="7.415cm">
          <draw:text-box>
            <text:p text:style-name="P1"><text:span text:style-name="T2"/></text:p>
            <text:p text:style-name="P1"><text:span text:style-name="T1">Criterios evaluativos</text:span></text:p>
          </draw:text-box>
        </draw:frame>
        <draw:connector draw:style-name="gr6" draw:text-style-name="P1" draw:layer="layout" svg:x1="13.441cm" svg:y1="6.078cm" svg:x2="14.927cm" svg:y2="6.07cm" draw:start-shape="id1" draw:start-glue-point="1" draw:end-shape="id2" draw:end-glue-point="3" svg:d="m13441 6078h743v-8h743">
          <text:p/>
        </draw:connector>
        <draw:connector draw:style-name="gr6" draw:text-style-name="P1" draw:layer="layout" svg:x1="16.472cm" svg:y1="7.299cm" svg:x2="16.46cm" svg:y2="10.739cm" draw:start-shape="id2" draw:start-glue-point="2" draw:end-shape="id3" draw:end-glue-point="0" svg:d="m16472 7299v1720h-12v1720">
          <text:p/>
        </draw:connector>
        <draw:connector draw:style-name="gr6" draw:text-style-name="P1" draw:layer="layout" draw:type="line" svg:x1="18.018cm" svg:y1="6.07cm" svg:x2="19.516cm" svg:y2="9.023cm" draw:start-shape="id2" draw:start-glue-point="1" draw:end-shape="id4" draw:end-glue-point="3" svg:d="m18018 6070 1498 2953">
          <text:p/>
        </draw:connector>
        <draw:connector draw:style-name="gr6" draw:text-style-name="P1" draw:layer="layout" draw:type="line" svg:x1="17.998cm" svg:y1="12.051cm" svg:x2="19.516cm" svg:y2="9.023cm" draw:start-shape="id3" draw:start-glue-point="1" draw:end-shape="id4" draw:end-glue-point="3" svg:d="m17998 12051 1518-3028">
          <text:p/>
        </draw:connector>
        <draw:connector draw:style-name="gr7" draw:text-style-name="P1" draw:layer="layout" draw:line-skew="-0.362cm" svg:x1="14.923cm" svg:y1="12.051cm" svg:x2="8.493cm" svg:y2="6.94cm" draw:start-shape="id3" draw:start-glue-point="3" draw:end-shape="id1" draw:end-glue-point="4" svg:d="m14923 12051h-7299v-5111h869">
          <text:p/>
        </draw:connector>
        <draw:frame draw:style-name="gr8" draw:text-style-name="P2" draw:id="id5" draw:layer="layout" svg:width="4.954cm" svg:height="9.358cm" svg:x="2.187cm" svg:y="1.381cm">
          <draw:text-box>
            <text:p text:style-name="P1"><text:span text:style-name="T2"/></text:p>
            <text:p><text:span text:style-name="T2"/></text:p>
            <text:p><text:span text:style-name="T2"/></text:p>
            <text:p><text:span text:style-name="T2"/></text:p>
          </draw:text-box>
          <draw:glue-point draw:id="4" svg:x="-4.989cm" svg:y="1.137cm"/>
        </draw:frame>
        <draw:frame draw:style-name="gr9" draw:text-style-name="P2" draw:layer="layout" svg:width="3.922cm" svg:height="2.617cm" svg:x="2.646cm" svg:y="4.927cm">
          <draw:text-box>
            <text:p text:style-name="P1"><text:span text:style-name="T5">Atributos de la </text:span><text:span text:style-name="T6">Comunidad</text:span></text:p>
            <text:p text:style-name="P1"><text:span text:style-name="T7"/></text:p>
            <text:p text:style-name="P1"><text:span text:style-name="T4">Usuarios y desarrolladores voluntarios </text:span></text:p>
          </draw:text-box>
        </draw:frame>
        <draw:frame draw:style-name="gr10" draw:text-style-name="P2" draw:layer="layout" svg:width="3.859cm" svg:height="1.969cm" svg:x="2.771cm" svg:y="8.116cm">
          <draw:text-box>
            <text:p text:style-name="P1"><text:span text:style-name="T2"/></text:p>
            <text:p text:style-name="P1"><text:span text:style-name="T3">Reglas en uso</text:span></text:p>
            <text:p text:style-name="P1"><text:span text:style-name="T4">Licencias GNU/GPL</text:span></text:p>
          </draw:text-box>
        </draw:frame>
        <draw:frame draw:style-name="gr11" draw:text-style-name="P2" draw:layer="layout" svg:width="4.42cm" svg:height="2.206cm" svg:x="2.397cm" svg:y="1.928cm">
          <draw:text-box>
            <text:p text:style-name="P1"><text:span text:style-name="T6">Características físicas</text:span></text:p>
            <text:p text:style-name="P1"><text:span text:style-name="T4">Utilidad, estructura del software y plataforma para administrar la colaboración</text:span></text:p>
          </draw:text-box>
        </draw:frame>
        <draw:connector draw:style-name="gr6" draw:text-style-name="P1" draw:layer="layout" svg:x1="7.141cm" svg:y1="6.06cm" svg:x2="8.487cm" svg:y2="6.078cm" draw:start-shape="id5" draw:start-glue-point="1" draw:end-shape="id1" draw:end-glue-point="3" svg:d="m7141 6060h673v18h673">
          <text:p/>
        </draw:connector>
        <draw:connector draw:style-name="gr7" draw:text-style-name="P1" draw:layer="layout" draw:line-skew="-0.311cm" svg:x1="14.923cm" svg:y1="12.051cm" svg:x2="2.193cm" svg:y2="7.124cm" draw:start-shape="id3" draw:start-glue-point="3" draw:end-shape="id5" draw:end-glue-point="4" svg:d="m14923 12051h-13548v-4927h8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11T08:48:57</meta:creation-date>
    <dc:date>2011-05-16T08:54:34</dc:date>
    <dc:creator>Carlos Camargo</dc:creator>
    <meta:editing-duration>PT06H13M16S</meta:editing-duration>
    <meta:editing-cycles>28</meta:editing-cycles>
    <meta:generator>OpenOffice.org/3.2$Linux OpenOffice.org_project/320m12$Build-9483</meta:generator>
    <meta:document-statistic meta:object-count="17"/>
  </office:meta>
</office:document-meta>
</file>